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2" style:family="graphic" style:parent-style-name="standard">
      <style:graphic-properties draw:fill="solid" draw:fill-color="#e6e6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00ff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fill="solid" draw:fill-color="#ffff00" draw:textarea-vertical-align="top" draw:auto-grow-height="false" fo:min-height="0.749cm" fo:min-width="0.499cm"/>
    </style:style>
    <style:style style:name="gr7" style:family="graphic" style:parent-style-name="standard">
      <style:graphic-properties draw:fill="solid" draw:fill-color="#ff0000" draw:textarea-horizontal-align="justify" draw:textarea-vertical-align="middle" draw:auto-grow-height="false" fo:min-height="0cm" fo:min-width="0cm"/>
    </style:style>
    <style:style style:name="gr8" style:family="graphic" style:parent-style-name="standard">
      <style:graphic-properties svg:stroke-width="0.051cm" svg:stroke-color="#ff3333" draw:marker-start-width="0.276cm" draw:marker-end="Arrow" draw:marker-end-width="0.376cm" draw:fill="solid" draw:fill-color="#ff3333" draw:textarea-horizontal-align="center" draw:textarea-vertical-align="middle" fo:padding-top="0.15cm" fo:padding-bottom="0.15cm" fo:padding-left="0.275cm" fo:padding-right="0.275cm"/>
    </style:style>
    <style:style style:name="gr9" style:family="graphic" style:parent-style-name="standard">
      <style:graphic-properties draw:fill="solid" draw:fill-color="#ff8080" draw:textarea-horizontal-align="justify" draw:textarea-vertical-align="middle" draw:auto-grow-height="false" fo:min-height="0cm" fo:min-width="0cm"/>
    </style:style>
    <style:style style:name="gr10" style:family="graphic" style:parent-style-name="standard">
      <style:graphic-properties draw:fill="solid" draw:fill-color="#ff3333" draw:textarea-vertical-align="middle" draw:auto-grow-height="false" fo:min-height="0.749cm" fo:min-width="0.499cm"/>
    </style:style>
    <style:style style:name="gr11" style:family="graphic" style:parent-style-name="standard">
      <style:graphic-properties draw:fill="solid" draw:fill-color="#ffffcc" draw:textarea-horizontal-align="justify" draw:textarea-vertical-align="middle" draw:auto-grow-height="false" fo:min-height="0cm" fo:min-width="0cm"/>
    </style:style>
    <style:style style:name="gr12" style:family="graphic" style:parent-style-name="standard">
      <style:graphic-properties draw:fill="solid" draw:fill-color="#000080" draw:textarea-horizontal-align="justify" draw:textarea-vertical-align="middle" draw:auto-grow-height="false" fo:min-height="0cm" fo:min-width="0cm"/>
    </style:style>
    <style:style style:name="gr13" style:family="graphic" style:parent-style-name="standard">
      <style:graphic-properties draw:fill="solid" draw:fill-color="#9966cc" draw:textarea-horizontal-align="justify" draw:textarea-vertical-align="middle" draw:auto-grow-height="false" fo:min-height="0cm" fo:min-width="0cm"/>
    </style:style>
    <style:style style:name="gr14" style:family="graphic" style:parent-style-name="standard">
      <style:graphic-properties svg:stroke-width="0.051cm" svg:stroke-color="#9966cc" draw:marker-start-width="0.276cm" draw:marker-end="Arrow" draw:marker-end-width="0.376cm" draw:fill="solid" draw:fill-color="#9966cc" draw:textarea-horizontal-align="center" draw:textarea-vertical-align="middle" fo:padding-top="0.15cm" fo:padding-bottom="0.15cm" fo:padding-left="0.275cm" fo:padding-right="0.275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draw:stroke="none" draw:fill="none" fo:min-height="0.946cm"/>
    </style:style>
    <style:style style:name="gr17" style:family="graphic" style:parent-style-name="standard">
      <style:graphic-properties draw:fill="solid" draw:fill-color="#ffffff" draw:textarea-horizontal-align="justify" draw:textarea-vertical-align="middle" draw:auto-grow-height="false" fo:min-height="0cm" fo:min-width="0cm"/>
    </style:style>
    <style:style style:name="gr18" style:family="graphic" style:parent-style-name="standard">
      <style:graphic-properties svg:stroke-width="0.051cm" svg:stroke-color="#000080" draw:marker-start-width="0.276cm" draw:marker-end="Arrow" draw:marker-end-width="0.376cm" draw:fill="solid" draw:fill-color="#9966cc" draw:textarea-horizontal-align="center" draw:textarea-vertical-align="middle" fo:padding-top="0.15cm" fo:padding-bottom="0.15cm" fo:padding-left="0.275cm" fo:padding-right="0.275cm"/>
    </style:style>
    <style:style style:name="gr19" style:family="graphic" style:parent-style-name="standard">
      <style:graphic-properties svg:stroke-width="0.051cm" svg:stroke-color="#000080" draw:marker-start="Arrow" draw:marker-start-width="0.381cm" draw:marker-end="Arrow" draw:marker-end-width="0.376cm" draw:fill="solid" draw:fill-color="#9966cc" draw:textarea-horizontal-align="center" draw:textarea-vertical-align="middle" fo:padding-top="0.15cm" fo:padding-bottom="0.15cm" fo:padding-left="0.275cm" fo:padding-right="0.275cm"/>
    </style:style>
    <style:style style:name="gr20" style:family="graphic" style:parent-style-name="standard">
      <style:graphic-properties draw:marker-end="Arrow" draw:marker-end-width="0.152cm" draw:textarea-horizontal-align="center" draw:textarea-vertical-align="middle"/>
    </style:style>
    <style:style style:name="gr21" style:family="graphic" style:parent-style-name="standard">
      <style:graphic-properties draw:marker-end="Arrow" draw:marker-end-width="0.3cm" draw:textarea-horizontal-align="center" draw:textarea-vertical-align="middle"/>
    </style:style>
    <style:style style:name="gr22" style:family="graphic" style:parent-style-name="standard">
      <style:graphic-properties draw:fill="solid" draw:fill-color="#ff0000" draw:textarea-horizontal-align="justify" draw:textarea-vertical-align="middle" draw:auto-grow-height="false" fo:min-height="0cm" fo:min-width="0cm"/>
    </style:style>
    <style:style style:name="gr23" style:family="graphic" style:parent-style-name="standard">
      <style:graphic-properties draw:fill="solid" draw:fill-color="#e6e6ff" draw:textarea-horizontal-align="right" draw:textarea-vertical-align="middle" draw:auto-grow-height="false" fo:min-height="0cm" fo:min-width="0cm"/>
    </style:style>
    <style:style style:name="gr24" style:family="graphic" style:parent-style-name="standard">
      <style:graphic-properties draw:stroke="none" draw:fill="none" fo:min-height="1.577cm"/>
    </style:style>
    <style:style style:name="gr25" style:family="graphic" style:parent-style-name="standard">
      <style:graphic-properties draw:fill="solid" draw:fill-color="#e6e6ff" draw:textarea-horizontal-align="justify" draw:textarea-vertical-align="middle" draw:auto-grow-height="false" fo:min-height="0cm" fo:min-width="0cm"/>
    </style:style>
    <style:style style:name="gr26" style:family="graphic" style:parent-style-name="standard">
      <style:graphic-properties draw:stroke="none" draw:fill="none" fo:min-height="1.129cm"/>
    </style:style>
    <style:style style:name="gr27" style:family="graphic" style:parent-style-name="standard">
      <style:graphic-properties draw:fill="solid" draw:fill-color="#e6e6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text-align="start"/>
      <style:text-properties fo:font-size="9pt"/>
    </style:style>
    <style:style style:name="P4" style:family="paragraph">
      <style:paragraph-properties fo:margin-left="0cm" fo:margin-right="0cm" fo:text-indent="0cm"/>
    </style:style>
    <style:style style:name="P5" style:family="paragraph">
      <style:text-properties fo:color="#008000"/>
    </style:style>
    <style:style style:name="P6" style:family="paragraph">
      <style:paragraph-properties fo:margin-left="0cm" fo:margin-right="0cm" fo:text-align="start" fo:text-indent="0cm"/>
      <style:text-properties fo:font-size="9pt"/>
    </style:style>
    <style:style style:name="P7" style:family="paragraph">
      <style:paragraph-properties fo:margin-left="0cm" fo:margin-right="0cm" fo:text-align="center" fo:text-indent="0cm"/>
    </style:style>
    <style:style style:name="P8" style:family="paragraph">
      <style:paragraph-properties fo:text-align="center"/>
      <style:text-properties fo:color="#ffff00"/>
    </style:style>
    <style:style style:name="P9" style:family="paragraph">
      <style:paragraph-properties fo:margin-left="0cm" fo:margin-right="0cm" fo:text-align="center" fo:text-indent="0cm"/>
      <style:text-properties fo:color="#ffff00" fo:font-size="2pt"/>
    </style:style>
    <style:style style:name="P10" style:family="paragraph">
      <style:paragraph-properties fo:text-align="center"/>
      <style:text-properties fo:color="#ffffcc"/>
    </style:style>
    <style:style style:name="P11" style:family="paragraph">
      <style:paragraph-properties fo:margin-left="0cm" fo:margin-right="0cm" fo:text-align="center" fo:text-indent="0cm"/>
      <style:text-properties fo:color="#ffffff"/>
    </style:style>
    <style:style style:name="P12" style:family="paragraph">
      <style:paragraph-properties fo:margin-left="0cm" fo:margin-right="0cm" fo:text-align="center" fo:text-indent="0cm"/>
      <style:text-properties fo:font-size="12pt"/>
    </style:style>
    <style:style style:name="P13" style:family="paragraph">
      <style:text-properties fo:font-size="8pt"/>
    </style:style>
    <style:style style:name="P14" style:family="paragraph">
      <style:paragraph-properties fo:margin-left="0cm" fo:margin-right="0cm" fo:text-indent="0cm"/>
      <style:text-properties fo:font-size="8pt"/>
    </style:style>
    <style:style style:name="P15" style:family="paragraph">
      <style:paragraph-properties fo:margin-left="0cm" fo:margin-right="0cm" fo:text-align="end" fo:text-indent="0cm"/>
      <style:text-properties fo:font-size="10pt"/>
    </style:style>
    <style:style style:name="P16" style:family="paragraph">
      <style:paragraph-properties fo:margin-left="0cm" fo:margin-right="0cm" fo:text-align="center" fo:text-indent="0cm"/>
      <style:text-properties fo:font-size="10pt"/>
    </style:style>
    <style:style style:name="T1" style:family="text">
      <style:text-properties fo:font-size="9pt"/>
    </style:style>
    <style:style style:name="T2" style:family="text">
      <style:text-properties fo:color="#008000"/>
    </style:style>
    <style:style style:name="T3" style:family="text">
      <style:text-properties fo:color="#800000" fo:font-size="9pt" fo:font-weight="bold"/>
    </style:style>
    <style:style style:name="T4" style:family="text">
      <style:text-properties fo:font-size="10pt"/>
    </style:style>
    <style:style style:name="T5" style:family="text">
      <style:text-properties fo:color="#ffff00"/>
    </style:style>
    <style:style style:name="T6" style:family="text">
      <style:text-properties fo:color="#ffff00" fo:font-size="2pt"/>
    </style:style>
    <style:style style:name="T7" style:family="text">
      <style:text-properties fo:color="#ffffcc"/>
    </style:style>
    <style:style style:name="T8" style:family="text">
      <style:text-properties fo:color="#ffffff"/>
    </style:style>
    <style:style style:name="T9" style:family="text">
      <style:text-properties fo:font-size="12pt"/>
    </style:style>
    <style:style style:name="T10"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5.589cm" svg:y1="11.214cm" svg:x2="6.803cm" svg:y2="11.775cm">
          <text:p text:style-name="P4"/>
        </draw:line>
        <draw:custom-shape draw:style-name="gr2" draw:text-style-name="P3" draw:layer="layout" svg:width="4.261cm" svg:height="2.752cm" svg:x="1.298cm" svg:y="11.529cm">
          <text:p text:style-name="P2"><text:span text:style-name="T1">/mydir/glidein_e1</text:span></text:p>
          <text:p text:style-name="P2"><text:span text:style-name="T1"><text:tab/></text:span><text:span text:style-name="T1">job.condor</text:span></text:p>
          <text:p text:style-name="P2"><text:span text:style-name="T1"><text:tab/></text:span><text:span text:style-name="T1">glidein_startup.sh</text:span></text:p>
          <text:p text:style-name="P2"><text:span text:style-name="T1"><text:tab/></text:span><text:span text:style-name="T1">params.cf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5" draw:layer="layout" svg:width="4.655cm" svg:height="1.195cm" svg:x="1.101cm" svg:y="10.495cm">
          <draw:text-box>
            <text:p text:style-name="P4"><text:span text:style-name="T2">condor_submit</text:span></text:p>
          </draw:text-box>
        </draw:frame>
        <draw:custom-shape draw:style-name="gr2" draw:text-style-name="P6" draw:layer="layout" svg:width="4.261cm" svg:height="4.57cm" svg:x="1.299cm" svg:y="3.729cm">
          <text:p text:style-name="P2"><text:span text:style-name="T1">/var/www/html/glidein_e1</text:span></text:p>
          <text:p text:style-name="P2"><text:span text:style-name="T1"><text:tab/></text:span><text:span text:style-name="T1">condor_bin.tgz</text:span></text:p>
          <text:p text:style-name="P2"><text:span text:style-name="T1"><text:tab/></text:span><text:span text:style-name="T1">user_setup.sh</text:span></text:p>
          <text:p text:style-name="P2"><text:span text:style-name="T1"><text:tab/></text:span><text:span text:style-name="T1">condor_startup.sh</text:span></text:p>
          <text:p text:style-name="P2"><text:span text:style-name="T1"><text:tab/></text:span><text:span text:style-name="T1">condor_config</text:span></text:p>
          <text:p text:style-name="P2"><text:span text:style-name="T1"><text:tab/></text:span><text:span text:style-name="T1">nodes_blacklist</text:span></text:p>
          <text:p text:style-name="P2"><text:span text:style-name="T1"><text:tab/></text:span><text:span text:style-name="T1">files_list.lst</text:span></text:p>
          <text:p text:style-name="P2"><text:span text:style-name="T1"><text:tab/></text:span><text:span text:style-name="T3">signature.sha1</text:span></text:p>
          <draw:enhanced-geometry svg:viewBox="0 0 88 21600" draw:glue-points="44 ?f6 44 0 0 10800 44 21600 88 10800" draw:text-areas="0 ?f6 88 ?f3" draw:type="can" draw:modifiers="2696.9537420082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 draw:text-style-name="P7" draw:layer="layout" svg:width="5.509cm" svg:height="2.309cm" svg:x="6.897cm" svg:y="11.574cm">
            <text:p text:style-name="P7">Schedd <text:s text:c="7"/></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919cm" svg:height="1.592cm" svg:x="10.193cm" svg:y="11.982cm">
            <text:p text:style-name="P7"><text:span text:style-name="T4">Glidein</text:span></text:p>
            <text:p text:style-name="P7"><text:span text:style-name="T4">job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custom-shape draw:style-name="gr6" draw:text-style-name="P7" draw:layer="layout" svg:width="18.054cm" svg:height="11.944cm" svg:x="9.047cm" svg:y="0.635cm">
          <text:p text:style-name="P7"/>
          <text:p text:style-name="P7">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8" draw:layer="layout" svg:width="4.298cm" svg:height="1.888cm" svg:x="8.337cm" svg:y="8.45cm">
          <text:p text:style-name="P7"><text:span text:style-name="T5">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9.457cm" svg:y1="11.532cm" svg:x2="10.298cm" svg:y2="10.355cm">
          <text:p text:style-name="P4"/>
        </draw:line>
        <draw:custom-shape draw:style-name="gr9" draw:text-style-name="P1" draw:layer="layout" svg:width="1.645cm" svg:height="1.552cm" svg:x="12.094cm" svg:y="7.787cm">
          <text:p text:style-name="P4"/>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0" draw:text-style-name="P9" draw:layer="layout" svg:width="0.305cm" svg:height="0.305cm" svg:x="12.584cm" svg:y="8.336cm">
          <text:p text:style-name="P7"><text:span text:style-name="T6">Startd</text:span></text:p>
          <draw:enhanced-geometry svg:viewBox="0 0 21600 21600" draw:glue-points="10800 0 3160 3160 0 10800 3160 18440 10800 21600 18440 18440 21600 10800 18440 3160" draw:text-areas="3200 3200 18400 18400" draw:type="ellipse"/>
        </draw:custom-shape>
        <draw:custom-shape draw:style-name="gr11" draw:text-style-name="P1" draw:layer="layout" svg:width="9.383cm" svg:height="7.962cm" svg:x="14.41cm" svg:y="3.458cm">
          <text:p text:style-name="P4"/>
          <draw:enhanced-geometry svg:viewBox="0 0 21600 21600" draw:type="rectangle" draw:enhanced-path="M 0 0 L 21600 0 21600 21600 0 21600 0 0 Z N"/>
        </draw:custom-shape>
        <draw:custom-shape draw:style-name="gr12" draw:text-style-name="P10" draw:layer="layout" svg:width="9.383cm" svg:height="0.785cm" svg:x="14.411cm" svg:y="2.673cm">
          <text:p text:style-name="P7"><text:span text:style-name="T7">Worker Node</text:span></text:p>
          <draw:enhanced-geometry svg:viewBox="0 0 21600 21600" draw:type="rectangle" draw:enhanced-path="M 0 0 L 21600 0 21600 21600 0 21600 0 0 Z N"/>
        </draw:custom-shape>
        <draw:custom-shape draw:style-name="gr13" draw:text-style-name="P11" draw:layer="layout" svg:width="4.838cm" svg:height="1.565cm" svg:x="2.504cm" svg:y="2.528cm">
          <text:p text:style-name="P11"><text:span text:style-name="T8">Web 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4.838cm" svg:height="1.565cm" svg:x="9.304cm" svg:y="1.029cm">
          <text:p text:style-name="P11"><text:span text:style-name="T8">Web Cach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7.42cm" svg:y1="2.916cm" svg:x2="9.233cm" svg:y2="2.243cm">
          <text:p text:style-name="P4"/>
        </draw:line>
        <draw:line draw:style-name="gr14" draw:text-style-name="P1" draw:layer="layout" svg:x1="7.421cm" svg:y1="2.817cm" svg:x2="9.234cm" svg:y2="2.144cm">
          <text:p text:style-name="P4"/>
        </draw:line>
        <draw:line draw:style-name="gr14" draw:text-style-name="P1" draw:layer="layout" svg:x1="7.422cm" svg:y1="2.718cm" svg:x2="9.235cm" svg:y2="2.045cm">
          <text:p text:style-name="P4"/>
        </draw:line>
        <draw:custom-shape draw:style-name="gr15" draw:text-style-name="P1" draw:layer="layout" svg:width="8.916cm" svg:height="6.466cm" svg:x="14.653cm" svg:y="3.68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7" draw:layer="layout" svg:width="4.783cm" svg:height="1.196cm" svg:x="16.697cm" svg:y="3.494cm">
          <draw:text-box>
            <text:p text:style-name="P7">glidein_startup</text:p>
          </draw:text-box>
        </draw:frame>
        <draw:custom-shape draw:style-name="gr2" draw:text-style-name="P3" draw:layer="layout" svg:width="2.009cm" svg:height="1.611cm" svg:x="14.793cm" svg:y="9.155cm">
          <text:p text:style-name="P4"/>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2" draw:layer="layout" svg:width="2.486cm" svg:height="1.028cm" svg:x="17.849cm" svg:y="4.634cm">
          <text:p text:style-name="P7"><text:span text:style-name="T9">load file list</text:span></text:p>
          <draw:enhanced-geometry svg:viewBox="0 0 21600 21600" draw:glue-points="10800 0 0 10800 10800 21600 21600 10800" draw:type="flowchart-process" draw:enhanced-path="M 0 0 L 21600 0 21600 21600 0 21600 0 0 Z N"/>
        </draw:custom-shape>
        <draw:line draw:style-name="gr14" draw:text-style-name="P1" draw:layer="layout" svg:x1="12.298cm" svg:y1="2.654cm" svg:x2="15.307cm" svg:y2="5.402cm">
          <text:p text:style-name="P4"/>
        </draw:line>
        <draw:line draw:style-name="gr14" draw:text-style-name="P1" draw:layer="layout" svg:x1="12.698cm" svg:y1="2.656cm" svg:x2="17.756cm" svg:y2="4.878cm">
          <text:p text:style-name="P4"/>
        </draw:line>
        <draw:line draw:style-name="gr18" draw:text-style-name="P1" draw:layer="layout" svg:x1="15.513cm" svg:y1="6.598cm" svg:x2="15.519cm" svg:y2="9.083cm">
          <text:p text:style-name="P4"/>
        </draw:line>
        <draw:custom-shape draw:style-name="gr17" draw:text-style-name="P12" draw:layer="layout" svg:width="3.318cm" svg:height="1.028cm" svg:x="17.628cm" svg:y="6.325cm">
          <text:p text:style-name="P7"><text:span text:style-name="T9">execute scripts</text:span></text:p>
          <draw:enhanced-geometry svg:viewBox="0 0 21600 21600" draw:glue-points="10800 0 0 10800 10800 21600 21600 10800" draw:type="flowchart-process" draw:enhanced-path="M 0 0 L 21600 0 21600 21600 0 21600 0 0 Z N"/>
        </draw:custom-shape>
        <draw:line draw:style-name="gr19" draw:text-style-name="P1" draw:layer="layout" svg:x1="17.569cm" svg:y1="7.252cm" svg:x2="16.485cm" svg:y2="9.158cm">
          <text:p text:style-name="P4"/>
        </draw:line>
        <draw:line draw:style-name="gr19" draw:text-style-name="P1" draw:layer="layout" svg:x1="17.831cm" svg:y1="7.345cm" svg:x2="16.685cm" svg:y2="9.258cm">
          <text:p text:style-name="P4"/>
        </draw:line>
        <draw:line draw:style-name="gr20" draw:text-style-name="P1" draw:layer="layout" svg:x1="17.812cm" svg:y1="5.252cm" svg:x2="17.176cm" svg:y2="5.757cm">
          <text:p text:style-name="P4"/>
        </draw:line>
        <draw:custom-shape draw:style-name="gr17" draw:text-style-name="P12" draw:layer="layout" svg:width="2.642cm" svg:height="1.27cm" svg:x="17.907cm" svg:y="7.734cm">
          <text:p text:style-name="P7"><text:span text:style-name="T9">Error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7" draw:layer="layout" svg:width="2.482cm" svg:height="1.023cm" svg:x="21.004cm" svg:y="7.788cm">
          <text:p text:style-name="P7">Start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 draw:layer="layout" svg:x1="20.601cm" svg:y1="8.35cm" svg:x2="20.956cm" svg:y2="8.35cm">
          <text:p text:style-name="P4"/>
        </draw:line>
        <draw:line draw:style-name="gr21" draw:text-style-name="P1" draw:layer="layout" svg:x1="13.532cm" svg:y1="7.737cm" svg:x2="14.354cm" svg:y2="6.279cm">
          <text:p text:style-name="P4"/>
        </draw:line>
        <draw:custom-shape draw:style-name="gr22" draw:text-style-name="P1" draw:layer="layout" svg:width="0.729cm" svg:height="0.691cm" svg:x="18.872cm" svg:y="9.373cm">
          <text:p text:style-name="P4"/>
          <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20" draw:text-style-name="P1" draw:layer="layout" svg:x1="19.232cm" svg:y1="9.046cm" svg:x2="19.232cm" svg:y2="9.351cm">
          <text:p text:style-name="P4"/>
        </draw:line>
        <draw:frame draw:style-name="gr3" draw:text-style-name="P13" draw:layer="layout" svg:width="0.993cm" svg:height="0.679cm" svg:x="18.275cm" svg:y="8.813cm">
          <draw:text-box>
            <text:p text:style-name="P4"><text:span text:style-name="T10">Yes</text:span></text:p>
          </draw:text-box>
        </draw:frame>
        <draw:frame draw:style-name="gr3" draw:text-style-name="P14" draw:layer="layout" svg:width="0.862cm" svg:height="0.679cm" svg:x="20.28cm" svg:y="7.784cm">
          <draw:text-box>
            <text:p text:style-name="P4"><text:span text:style-name="T10">No</text:span></text:p>
          </draw:text-box>
        </draw:frame>
        <draw:custom-shape draw:style-name="gr23" draw:text-style-name="P15" draw:layer="layout" svg:width="6.201cm" svg:height="2.217cm" svg:x="20.9cm" svg:y="3.663cm">
          <text:p text:style-name="P4"/>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4" draw:text-style-name="P15" draw:layer="layout" svg:width="5.476cm" svg:height="1.827cm" svg:x="21.48cm" svg:y="3.931cm">
          <draw:text-box>
            <text:p text:style-name="P15"><text:span text:style-name="T4">Check the running environment,</text:span></text:p>
            <text:p text:style-name="P16"><text:span text:style-name="T4">configure dynamic options</text:span></text:p>
            <text:p text:style-name="P16"><text:span text:style-name="T4">or fail if problems found <text:s text:c="3"/></text:span></text:p>
          </draw:text-box>
        </draw:frame>
        <draw:custom-shape draw:style-name="gr25" draw:text-style-name="P1" draw:layer="layout" svg:width="5.382cm" svg:height="1.738cm" svg:x="19.644cm" svg:y="10.467cm">
          <text:p text:style-name="P4"/>
          <draw:enhanced-geometry svg:viewBox="0 0 21600 21600" draw:text-areas="3000 3320 17110 17330" draw:type="cloud-callout" draw:modifiers="-422.937062937063 -2888.252148997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6" draw:text-style-name="P16" draw:layer="layout" svg:width="4.529cm" svg:height="1.379cm" svg:x="19.98cm" svg:y="10.632cm">
          <draw:text-box>
            <text:p text:style-name="P16"><text:span text:style-name="T4">This batch slot would not</text:span></text:p>
            <text:p text:style-name="P16"><text:span text:style-name="T4">be able to run a user job</text:span></text:p>
          </draw:text-box>
        </draw:frame>
        <draw:custom-shape draw:style-name="gr17" draw:text-style-name="P12" draw:layer="layout" svg:width="2.075cm" svg:height="1.028cm" svg:x="15.068cm" svg:y="5.501cm">
          <text:p text:style-name="P7"><text:span text:style-name="T9">load files</text:span></text:p>
          <draw:enhanced-geometry svg:viewBox="0 0 21600 21600" draw:glue-points="10800 0 0 10800 10800 21600 21600 10800" draw:type="flowchart-process" draw:enhanced-path="M 0 0 L 21600 0 21600 21600 0 21600 0 0 Z N"/>
        </draw:custom-shape>
        <draw:line draw:style-name="gr20" draw:text-style-name="P1" draw:layer="layout" svg:x1="19.236cm" svg:y1="7.417cm" svg:x2="19.236cm" svg:y2="7.722cm">
          <text:p text:style-name="P4"/>
        </draw:line>
        <draw:line draw:style-name="gr20" draw:text-style-name="P1" draw:layer="layout" svg:x1="17.189cm" svg:y1="6.244cm" svg:x2="17.569cm" svg:y2="6.579cm">
          <text:p text:style-name="P4"/>
        </draw:line>
        <draw:line draw:style-name="gr18" draw:text-style-name="P1" draw:layer="layout" svg:x1="15.813cm" svg:y1="6.599cm" svg:x2="15.819cm" svg:y2="9.084cm">
          <text:p text:style-name="P4"/>
        </draw:line>
        <draw:line draw:style-name="gr14" draw:text-style-name="P1" draw:layer="layout" svg:x1="12.499cm" svg:y1="2.654cm" svg:x2="15.508cm" svg:y2="5.402cm">
          <text:p text:style-name="P4"/>
        </draw:line>
        <draw:custom-shape draw:style-name="gr25" draw:text-style-name="P1" draw:layer="layout" svg:width="4.709cm" svg:height="1.869cm" svg:x="8.686cm" svg:y="5.676cm">
          <text:p text:style-name="P4"/>
          <draw:enhanced-geometry svg:viewBox="0 0 21600 21600" draw:text-areas="3000 3320 17110 17330" draw:type="cloud-callout" draw:modifiers="22631.847133758 17788.23529411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6" draw:text-style-name="P16" draw:layer="layout" svg:width="4.529cm" svg:height="1.379cm" svg:x="8.781cm" svg:y="5.833cm">
          <draw:text-box>
            <text:p text:style-name="P16"><text:span text:style-name="T4">Only the startup script</text:span></text:p>
            <text:p text:style-name="P16"><text:span text:style-name="T4">transferred by Globus.</text:span></text:p>
          </draw:text-box>
        </draw:frame>
        <draw:custom-shape draw:style-name="gr25" draw:text-style-name="P1" draw:layer="layout" svg:width="4.709cm" svg:height="1.869cm" svg:x="7.287cm" svg:y="3.577cm">
          <text:p text:style-name="P4"/>
          <draw:enhanced-geometry svg:viewBox="0 0 21600 21600" draw:text-areas="3000 3320 17110 17330" draw:type="cloud-callout" draw:modifiers="-9497.5796178344 47854.97326203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6" draw:text-style-name="P16" draw:layer="layout" svg:width="4.529cm" svg:height="1.379cm" svg:x="7.382cm" svg:y="3.734cm">
          <draw:text-box>
            <text:p text:style-name="P16"><text:span text:style-name="T4">All files are signed</text:span></text:p>
            <text:p text:style-name="P16"><text:span text:style-name="T4">to prevent tampering.</text:span></text:p>
          </draw:text-box>
        </draw:frame>
        <draw:ellipse draw:style-name="gr27" draw:text-style-name="P1" draw:layer="layout" svg:width="1.159cm" svg:height="0.411cm" svg:x="7.576cm" svg:y="5.383cm">
          <text:p text:style-name="P4"/>
        </draw:ellipse>
        <draw:ellipse draw:style-name="gr27" draw:text-style-name="P1" draw:layer="layout" svg:width="0.711cm" svg:height="0.254cm" svg:x="6.577cm" svg:y="6.384cm">
          <text:p text:style-name="P4"/>
        </draw:ellipse>
        <draw:ellipse draw:style-name="gr27" draw:text-style-name="P1" draw:layer="layout" svg:width="0.406cm" svg:height="0.152cm" svg:x="5.478cm" svg:y="7.284cm">
          <text:p text:style-name="P4"/>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7.94cm" fo:page-height="15.2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4T10:36:06</meta:creation-date>
    <dc:date>2006-10-04T12:13:29</dc:date>
    <dc:language>en-US</dc:language>
    <meta:editing-cycles>4</meta:editing-cycles>
    <meta:editing-duration>PT1H37M23S</meta:editing-duration>
    <meta:user-defined meta:name="Info 1"/>
    <meta:user-defined meta:name="Info 2"/>
    <meta:user-defined meta:name="Info 3"/>
    <meta:user-defined meta:name="Info 4"/>
    <meta:document-statistic meta:object-count="54"/>
  </office:meta>
</office:document-meta>
</file>